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0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shapes>
          <draw:frame draw:z-index="0" draw:style-name="gr1" draw:text-style-name="P1" svg:width="35.788cm" svg:height="22.418cm" svg:x="9.249cm" svg:y="1.753cm">
            <draw:object draw:notify-on-update-of-ranges="output.A1:output.A1 output.A2:output.A574 output.B1:output.B1 output.B2:output.B574 output.C1:output.C1 output.C2:output.C57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Setpoint</text:p>
          </table:table-cell>
        </table:table-row>
        <table:table-row table:style-name="ro1">
          <table:table-cell office:value-type="string" calcext:value-type="string">
            <text:p>01:35:11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5:12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5:13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5:14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5:16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5:17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5:18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5:19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5:2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5:21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5:23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5:24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5:2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5:2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5:2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5:2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5:3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5:31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5:3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5:34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5:35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5:36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5:37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5:39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5:40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5:41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5:42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5:44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5:4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5:46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5:47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5:48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5:50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5:51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5:52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5:53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5:55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5:56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5:57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5:58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5:59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01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02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03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04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0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07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08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09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1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11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13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14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15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16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17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18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20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21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22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23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24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25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27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28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29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30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31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33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34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35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36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3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3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4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41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42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44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45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46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4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49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50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51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52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54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55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56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57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58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6:59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01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02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03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04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06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07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08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09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10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12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13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14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1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18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19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2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21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22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24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2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26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2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29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30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31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32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33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35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36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37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39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40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41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42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43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44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4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47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48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49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5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52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53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5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55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57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5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7:5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0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01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03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04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05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06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08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09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10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11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12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13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15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16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17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18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19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20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22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23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24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25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26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28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29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30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31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32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33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35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36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37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38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4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41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42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43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44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45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47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48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49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50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52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53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54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55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56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57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8:59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0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01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02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03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05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06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07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08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0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1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1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13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1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15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17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2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22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23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24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25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27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28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29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3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31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33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3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3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36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3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3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4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4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44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45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4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4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4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5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51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52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53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54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56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57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58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39:59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40: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40: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40:0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40:04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40:05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40:0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40:0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40:0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40: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40:11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:40:13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0:14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0:1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0:16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0:17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0:18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0:20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0:21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0:22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0:23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0:2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0:26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0:27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0:28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0:29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0:30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0:32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0:33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0:34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0:35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0:37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0:38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0:39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0:4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0:41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0:43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0:44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0:4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0:46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0:48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0:49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0:50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0:51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0:53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0:54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0:5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0:56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0:57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0:59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00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01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02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04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0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06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07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09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1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11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1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13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14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1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1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18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1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20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22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23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2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25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27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28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29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30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32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33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34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35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36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38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3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40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41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43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44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45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46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47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48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51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52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53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56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57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1:58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0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01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02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03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0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06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07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08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09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11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1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1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14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1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1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18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1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20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22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23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24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25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27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28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29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3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31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3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34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35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36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37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38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39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41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42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43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44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4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47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48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49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51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52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53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54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57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58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2:59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00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02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03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04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05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06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08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09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10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11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13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14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1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16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17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18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20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21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22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23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2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26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27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28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29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30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31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32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34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3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3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3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38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40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41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42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43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45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4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4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48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4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51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54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5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5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5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3:5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00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01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02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0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0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06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07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08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10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11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1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1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1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1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1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18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1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21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22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23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24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2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27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2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2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30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3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33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34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35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36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38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39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4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41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43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44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4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46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4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4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50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51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52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54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5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5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5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4:58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0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01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02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03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04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05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07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08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09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1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12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13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14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15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16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18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19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2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21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22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24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25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26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27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28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30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31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3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33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35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36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37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38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39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41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42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43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44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46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47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48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49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51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52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53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54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55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57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58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5:59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6:00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6:01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6:03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6:04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6:05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6:06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6:07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6:09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6:10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6:11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6:12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6:14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6:1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6:1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6:1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6:18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6:1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6:21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6:22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6:23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6:24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6:2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6:27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6:2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6:2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6:30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6:3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6:33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6:34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6:35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6:37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6:38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6:39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6:4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6:41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6:42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6:44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6:4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6:46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6:47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1:46:4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 table:number-rows-repeated="15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0T13:59:49.252125895</dc:date>
    <meta:editing-duration>PT9M53S</meta:editing-duration>
    <meta:editing-cycles>2</meta:editing-cycles>
    <meta:generator>LibreOffice/7.3.7.2$Linux_X86_64 LibreOffice_project/30$Build-2</meta:generator>
    <meta:document-statistic meta:table-count="1" meta:cell-count="172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789cm" svg:height="22.419cm" xlink:href=".." xlink:type="simple" chart:class="chart:line" chart:style-name="ch1">
        <chart:legend chart:legend-position="end" svg:x="18.728cm" svg:y="2.792cm" style:legend-expansion="custom" svg:width="9.535cm" svg:height="4.297cm" style:legend-expansion-aspect-ratio="2.21898999301838" chart:style-name="ch2"/>
        <chart:plot-area chart:style-name="ch3" table:cell-range-address="output.A1:output.C574" chart:data-source-has-labels="both" svg:x="0.726cm" svg:y="0.448cm" svg:width="34.291cm" svg:height="21.473cm">
          <chart:coordinate-region svg:x="1.746cm" svg:y="0.647cm" svg:width="33.19cm" svg:height="19.808cm"/>
          <chart:axis chart:dimension="x" chart:name="primary-x" chart:style-name="ch4" chartooo:axis-type="auto">
            <chartooo:date-scale/>
            <chart:categories table:cell-range-address="output.A2:output.A5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tput.B2:output.B574" chart:label-cell-address="output.B1:output.B1" chart:class="chart:line">
            <chart:data-point chart:repeated="573"/>
          </chart:series>
          <chart:series chart:style-name="ch8" chart:values-cell-range-address="output.C2:output.C574" chart:label-cell-address="output.C1:output.C1" chart:class="chart:line">
            <chart:data-point chart:repeated="5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e</text:p>
                <draw:g>
                  <svg:desc>output.B1:output.B1</svg:desc>
                </draw:g>
              </table:table-cell>
              <table:table-cell office:value-type="string">
                <text:p>Setpoint</text:p>
                <draw:g>
                  <svg:desc>output.C1:outpu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1:35:11</text:p>
                <draw:g>
                  <svg:desc>output.A2:output.A574</svg:desc>
                </draw:g>
              </table:table-cell>
              <table:table-cell office:value-type="float" office:value="91">
                <text:p>91</text:p>
                <draw:g>
                  <svg:desc>output.B2:output.B574</svg:desc>
                </draw:g>
              </table:table-cell>
              <table:table-cell office:value-type="float" office:value="100">
                <text:p>100</text:p>
                <draw:g>
                  <svg:desc>output.C2:output.C574</svg:desc>
                </draw:g>
              </table:table-cell>
            </table:table-row>
            <table:table-row>
              <table:table-cell office:value-type="string">
                <text:p>01:35:12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5:13</text:p>
              </table:table-cell>
              <table:table-cell office:value-type="float" office:value="92">
                <text:p>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5:14</text:p>
              </table:table-cell>
              <table:table-cell office:value-type="float" office:value="92">
                <text:p>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5:16</text:p>
              </table:table-cell>
              <table:table-cell office:value-type="float" office:value="93">
                <text:p>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5:17</text:p>
              </table:table-cell>
              <table:table-cell office:value-type="float" office:value="93">
                <text:p>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5:18</text:p>
              </table:table-cell>
              <table:table-cell office:value-type="float" office:value="94">
                <text:p>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5:19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5:20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5:21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5:23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5:24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5:25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5:26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5:28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5:29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5:3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5:31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5:32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5:34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5:35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5:36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5:37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5:39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5:40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5:41</text:p>
              </table:table-cell>
              <table:table-cell office:value-type="float" office:value="104">
                <text:p>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5:42</text:p>
              </table:table-cell>
              <table:table-cell office:value-type="float" office:value="104">
                <text:p>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5:44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5:45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5:46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5:47</text:p>
              </table:table-cell>
              <table:table-cell office:value-type="float" office:value="107">
                <text:p>1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5:48</text:p>
              </table:table-cell>
              <table:table-cell office:value-type="float" office:value="107">
                <text:p>1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5:50</text:p>
              </table:table-cell>
              <table:table-cell office:value-type="float" office:value="108">
                <text:p>1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5:51</text:p>
              </table:table-cell>
              <table:table-cell office:value-type="float" office:value="108">
                <text:p>1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5:52</text:p>
              </table:table-cell>
              <table:table-cell office:value-type="float" office:value="109">
                <text:p>1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5:53</text:p>
              </table:table-cell>
              <table:table-cell office:value-type="float" office:value="108">
                <text:p>1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5:55</text:p>
              </table:table-cell>
              <table:table-cell office:value-type="float" office:value="108">
                <text:p>1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5:56</text:p>
              </table:table-cell>
              <table:table-cell office:value-type="float" office:value="109">
                <text:p>1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5:57</text:p>
              </table:table-cell>
              <table:table-cell office:value-type="float" office:value="109">
                <text:p>1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5:58</text:p>
              </table:table-cell>
              <table:table-cell office:value-type="float" office:value="108">
                <text:p>1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5:59</text:p>
              </table:table-cell>
              <table:table-cell office:value-type="float" office:value="109">
                <text:p>1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01</text:p>
              </table:table-cell>
              <table:table-cell office:value-type="float" office:value="109">
                <text:p>1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02</text:p>
              </table:table-cell>
              <table:table-cell office:value-type="float" office:value="110">
                <text:p>1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03</text:p>
              </table:table-cell>
              <table:table-cell office:value-type="float" office:value="110">
                <text:p>1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04</text:p>
              </table:table-cell>
              <table:table-cell office:value-type="float" office:value="109">
                <text:p>1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05</text:p>
              </table:table-cell>
              <table:table-cell office:value-type="float" office:value="110">
                <text:p>1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07</text:p>
              </table:table-cell>
              <table:table-cell office:value-type="float" office:value="110">
                <text:p>1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08</text:p>
              </table:table-cell>
              <table:table-cell office:value-type="float" office:value="109">
                <text:p>1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09</text:p>
              </table:table-cell>
              <table:table-cell office:value-type="float" office:value="109">
                <text:p>1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10</text:p>
              </table:table-cell>
              <table:table-cell office:value-type="float" office:value="110">
                <text:p>1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11</text:p>
              </table:table-cell>
              <table:table-cell office:value-type="float" office:value="111">
                <text:p>1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13</text:p>
              </table:table-cell>
              <table:table-cell office:value-type="float" office:value="111">
                <text:p>1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14</text:p>
              </table:table-cell>
              <table:table-cell office:value-type="float" office:value="110">
                <text:p>1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15</text:p>
              </table:table-cell>
              <table:table-cell office:value-type="float" office:value="109">
                <text:p>1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16</text:p>
              </table:table-cell>
              <table:table-cell office:value-type="float" office:value="109">
                <text:p>1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17</text:p>
              </table:table-cell>
              <table:table-cell office:value-type="float" office:value="108">
                <text:p>1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18</text:p>
              </table:table-cell>
              <table:table-cell office:value-type="float" office:value="108">
                <text:p>1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20</text:p>
              </table:table-cell>
              <table:table-cell office:value-type="float" office:value="107">
                <text:p>1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21</text:p>
              </table:table-cell>
              <table:table-cell office:value-type="float" office:value="107">
                <text:p>1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22</text:p>
              </table:table-cell>
              <table:table-cell office:value-type="float" office:value="108">
                <text:p>1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23</text:p>
              </table:table-cell>
              <table:table-cell office:value-type="float" office:value="108">
                <text:p>1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24</text:p>
              </table:table-cell>
              <table:table-cell office:value-type="float" office:value="107">
                <text:p>1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25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27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28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29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30</text:p>
              </table:table-cell>
              <table:table-cell office:value-type="float" office:value="104">
                <text:p>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31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33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34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35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36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3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3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40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41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42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44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45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46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47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49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50</text:p>
              </table:table-cell>
              <table:table-cell office:value-type="float" office:value="94">
                <text:p>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51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52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54</text:p>
              </table:table-cell>
              <table:table-cell office:value-type="float" office:value="94">
                <text:p>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55</text:p>
              </table:table-cell>
              <table:table-cell office:value-type="float" office:value="94">
                <text:p>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56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57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58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6:59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01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02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03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04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06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07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08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09</text:p>
              </table:table-cell>
              <table:table-cell office:value-type="float" office:value="94">
                <text:p>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10</text:p>
              </table:table-cell>
              <table:table-cell office:value-type="float" office:value="94">
                <text:p>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12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13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14</text:p>
              </table:table-cell>
              <table:table-cell office:value-type="float" office:value="94">
                <text:p>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15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17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18</text:p>
              </table:table-cell>
              <table:table-cell office:value-type="float" office:value="94">
                <text:p>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19</text:p>
              </table:table-cell>
              <table:table-cell office:value-type="float" office:value="94">
                <text:p>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20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21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22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24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25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26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27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29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30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31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32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33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35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36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37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39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40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41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42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43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44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46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47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48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49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50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52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53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5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55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57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5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7:5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00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01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03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04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05</text:p>
              </table:table-cell>
              <table:table-cell office:value-type="float" office:value="104">
                <text:p>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06</text:p>
              </table:table-cell>
              <table:table-cell office:value-type="float" office:value="104">
                <text:p>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08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09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10</text:p>
              </table:table-cell>
              <table:table-cell office:value-type="float" office:value="104">
                <text:p>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11</text:p>
              </table:table-cell>
              <table:table-cell office:value-type="float" office:value="104">
                <text:p>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12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13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15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16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17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18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19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20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22</text:p>
              </table:table-cell>
              <table:table-cell office:value-type="float" office:value="104">
                <text:p>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23</text:p>
              </table:table-cell>
              <table:table-cell office:value-type="float" office:value="104">
                <text:p>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24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25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26</text:p>
              </table:table-cell>
              <table:table-cell office:value-type="float" office:value="104">
                <text:p>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28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29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30</text:p>
              </table:table-cell>
              <table:table-cell office:value-type="float" office:value="104">
                <text:p>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31</text:p>
              </table:table-cell>
              <table:table-cell office:value-type="float" office:value="104">
                <text:p>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32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33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35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36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37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38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40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41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42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43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44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45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47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48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49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50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52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53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54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55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56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57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8:59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00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01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02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03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05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06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07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08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0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1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12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13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1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15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17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1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1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20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22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23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24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25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27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28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29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3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31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33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3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3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36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3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3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40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4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44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45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4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4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48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50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51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52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53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54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56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57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58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39:59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40:00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40:0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40:0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40:04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40:05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40:0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40:08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40:09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40: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40:11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1:40:13</text:p>
              </table:table-cell>
              <table:table-cell office:value-type="float" office:value="101">
                <text:p>10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0:14</text:p>
              </table:table-cell>
              <table:table-cell office:value-type="float" office:value="100">
                <text:p>1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0:15</text:p>
              </table:table-cell>
              <table:table-cell office:value-type="float" office:value="100">
                <text:p>1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0:16</text:p>
              </table:table-cell>
              <table:table-cell office:value-type="float" office:value="99">
                <text:p>9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0:17</text:p>
              </table:table-cell>
              <table:table-cell office:value-type="float" office:value="98">
                <text:p>9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0:18</text:p>
              </table:table-cell>
              <table:table-cell office:value-type="float" office:value="98">
                <text:p>9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0:20</text:p>
              </table:table-cell>
              <table:table-cell office:value-type="float" office:value="97">
                <text:p>9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0:21</text:p>
              </table:table-cell>
              <table:table-cell office:value-type="float" office:value="97">
                <text:p>9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0:22</text:p>
              </table:table-cell>
              <table:table-cell office:value-type="float" office:value="96">
                <text:p>9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0:23</text:p>
              </table:table-cell>
              <table:table-cell office:value-type="float" office:value="95">
                <text:p>9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0:25</text:p>
              </table:table-cell>
              <table:table-cell office:value-type="float" office:value="95">
                <text:p>9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0:26</text:p>
              </table:table-cell>
              <table:table-cell office:value-type="float" office:value="94">
                <text:p>9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0:27</text:p>
              </table:table-cell>
              <table:table-cell office:value-type="float" office:value="94">
                <text:p>9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0:28</text:p>
              </table:table-cell>
              <table:table-cell office:value-type="float" office:value="93">
                <text:p>9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0:29</text:p>
              </table:table-cell>
              <table:table-cell office:value-type="float" office:value="93">
                <text:p>9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0:30</text:p>
              </table:table-cell>
              <table:table-cell office:value-type="float" office:value="92">
                <text:p>9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0:32</text:p>
              </table:table-cell>
              <table:table-cell office:value-type="float" office:value="91">
                <text:p>9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0:33</text:p>
              </table:table-cell>
              <table:table-cell office:value-type="float" office:value="91">
                <text:p>9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0:34</text:p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0:35</text:p>
              </table:table-cell>
              <table:table-cell office:value-type="float" office:value="89">
                <text:p>8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0:37</text:p>
              </table:table-cell>
              <table:table-cell office:value-type="float" office:value="89">
                <text:p>8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0:38</text:p>
              </table:table-cell>
              <table:table-cell office:value-type="float" office:value="88">
                <text:p>8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0:39</text:p>
              </table:table-cell>
              <table:table-cell office:value-type="float" office:value="88">
                <text:p>8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0:40</text:p>
              </table:table-cell>
              <table:table-cell office:value-type="float" office:value="87">
                <text:p>8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0:41</text:p>
              </table:table-cell>
              <table:table-cell office:value-type="float" office:value="86">
                <text:p>8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0:43</text:p>
              </table:table-cell>
              <table:table-cell office:value-type="float" office:value="86">
                <text:p>8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0:44</text:p>
              </table:table-cell>
              <table:table-cell office:value-type="float" office:value="85">
                <text:p>8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0:45</text:p>
              </table:table-cell>
              <table:table-cell office:value-type="float" office:value="85">
                <text:p>8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0:46</text:p>
              </table:table-cell>
              <table:table-cell office:value-type="float" office:value="84">
                <text:p>8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0:48</text:p>
              </table:table-cell>
              <table:table-cell office:value-type="float" office:value="83">
                <text:p>8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0:49</text:p>
              </table:table-cell>
              <table:table-cell office:value-type="float" office:value="83">
                <text:p>8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0:50</text:p>
              </table:table-cell>
              <table:table-cell office:value-type="float" office:value="82">
                <text:p>8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0:51</text:p>
              </table:table-cell>
              <table:table-cell office:value-type="float" office:value="81">
                <text:p>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0:53</text:p>
              </table:table-cell>
              <table:table-cell office:value-type="float" office:value="81">
                <text:p>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0:54</text:p>
              </table:table-cell>
              <table:table-cell office:value-type="float" office:value="80">
                <text:p>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0:55</text:p>
              </table:table-cell>
              <table:table-cell office:value-type="float" office:value="80">
                <text:p>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0:56</text:p>
              </table:table-cell>
              <table:table-cell office:value-type="float" office:value="79">
                <text:p>7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0:57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0:59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00</text:p>
              </table:table-cell>
              <table:table-cell office:value-type="float" office:value="77">
                <text:p>7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01</text:p>
              </table:table-cell>
              <table:table-cell office:value-type="float" office:value="77">
                <text:p>7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02</text:p>
              </table:table-cell>
              <table:table-cell office:value-type="float" office:value="76">
                <text:p>7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04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05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06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07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09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10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11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1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13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1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16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17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18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19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20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22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23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24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25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27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28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29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30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32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33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34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35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36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38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39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40</text:p>
              </table:table-cell>
              <table:table-cell office:value-type="float" office:value="61">
                <text:p>6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41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43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44</text:p>
              </table:table-cell>
              <table:table-cell office:value-type="float" office:value="61">
                <text:p>6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45</text:p>
              </table:table-cell>
              <table:table-cell office:value-type="float" office:value="61">
                <text:p>6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46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47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48</text:p>
              </table:table-cell>
              <table:table-cell office:value-type="float" office:value="61">
                <text:p>6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51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52</text:p>
              </table:table-cell>
              <table:table-cell office:value-type="float" office:value="61">
                <text:p>6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53</text:p>
              </table:table-cell>
              <table:table-cell office:value-type="float" office:value="61">
                <text:p>6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56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57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1:58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00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0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02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03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04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06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07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08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09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11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12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13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14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15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17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18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19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20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2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2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24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25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27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28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2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30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31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3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3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3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3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3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3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3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4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42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43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44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45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47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48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49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51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52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53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54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57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58</text:p>
              </table:table-cell>
              <table:table-cell office:value-type="float" office:value="76">
                <text:p>7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2:59</text:p>
              </table:table-cell>
              <table:table-cell office:value-type="float" office:value="76">
                <text:p>7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00</text:p>
              </table:table-cell>
              <table:table-cell office:value-type="float" office:value="77">
                <text:p>7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02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03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04</text:p>
              </table:table-cell>
              <table:table-cell office:value-type="float" office:value="77">
                <text:p>7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05</text:p>
              </table:table-cell>
              <table:table-cell office:value-type="float" office:value="77">
                <text:p>7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06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08</text:p>
              </table:table-cell>
              <table:table-cell office:value-type="float" office:value="77">
                <text:p>7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09</text:p>
              </table:table-cell>
              <table:table-cell office:value-type="float" office:value="77">
                <text:p>7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10</text:p>
              </table:table-cell>
              <table:table-cell office:value-type="float" office:value="76">
                <text:p>7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11</text:p>
              </table:table-cell>
              <table:table-cell office:value-type="float" office:value="76">
                <text:p>7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13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14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15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16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17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18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20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21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22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23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25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26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27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28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2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3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3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32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34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35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36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37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38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40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41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42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43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45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46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47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48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49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51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54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55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56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57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3:59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00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01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02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04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05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06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07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08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10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11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12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13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15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16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17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18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19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21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2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2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24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25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2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2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29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3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3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33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3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3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3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3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3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4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4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4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44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45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4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4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49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5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5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52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54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55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56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57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4:58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00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01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0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0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04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05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07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08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0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10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12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13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1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1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1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1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1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2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2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2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2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25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26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27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28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3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3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3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33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3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3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3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3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3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4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42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43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44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4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47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48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4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51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52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53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54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55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57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58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5:59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6:00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6:01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6:03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6:04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6:05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6:06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6:07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6:0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6:1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6:1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6:12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6:14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6:15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6:16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6:17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6:18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6:19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6:21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6:2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6:2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6:24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6:26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6:2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6:2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6:29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6:3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6:3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6:33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6:3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6:3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6:3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6:3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6:3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6:4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6:4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6:4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6:4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6:45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6:4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6:4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1:46:49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